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89in"/>
    </style:style>
    <style:style style:name="co2" style:family="table-column">
      <style:table-column-properties fo:break-before="auto" style:column-width="2.0717in"/>
    </style:style>
    <style:style style:name="co3" style:family="table-column">
      <style:table-column-properties fo:break-before="auto" style:column-width="1.4681in"/>
    </style:style>
    <style:style style:name="co4" style:family="table-column">
      <style:table-column-properties fo:break-before="auto" style:column-width="1.4035in"/>
    </style:style>
    <style:style style:name="co5" style:family="table-column">
      <style:table-column-properties fo:break-before="auto" style:column-width="1.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7.4441in" svg:height="4.187in" svg:x="8.5331in" svg:y="4.2531in">
            <draw:object draw:notify-on-update-of-ranges="Results.H12:Results.H12 Results.H13:Results.H19 Results.I12:Results.I12 Results.I13:Results.I19 Results.J12:Results.J12 Results.J13:Results.J19 Results.K12:Results.K12 Results.K13:Results.K19 Results.L12:Results.L12 Results.L13:Results.L19 Results.M12:Results.M12 Results.M13:Results.M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5.0846in" svg:y="0.5724in">
            <draw:object draw:notify-on-update-of-ranges="Results.H4:Results.H4 Results.H5:Results.H9 Results.I4:Results.I4 Results.I5:Results.I9 Results.J4:Results.J4 Results.J5:Results.J9 Results.K4:Results.K4 Results.K5:Results.K9 Results.L4:Results.L4 Results.L5:Results.L9 Results.M4:Results.M4 Results.M5:Results.M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mobilenet00-09_21-30opt_4.4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a Size</text:p>
          </table:table-cell>
          <table:table-cell office:value-type="string" calcext:value-type="string">
            <text:p>4.4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</text:p>
          </table:table-cell>
          <table:table-cell table:style-name="ce1" office:value-type="string" calcext:value-type="string">
            <text:p>10/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ssions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Processes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itialization</text:p>
          </table:table-cell>
        </table:table-row>
        <table:table-row table:style-name="ro1">
          <table:table-cell table:number-columns-repeated="12"/>
          <table:table-cell office:value-type="float" office:value="61424.7999999999" calcext:value-type="float">
            <text:p>61424.7999999999</text:p>
          </table:table-cell>
        </table:table-row>
        <table:table-row table:style-name="ro1">
          <table:table-cell office:value-type="string" calcext:value-type="string">
            <text:p>initial_comms_mean</text:p>
          </table:table-cell>
          <table:table-cell office:value-type="string" calcext:value-type="string">
            <text:p>initial_comms_stdev</text:p>
          </table:table-cell>
          <table:table-cell office:value-type="string" calcext:value-type="string">
            <text:p>inital_comms_median</text:p>
          </table:table-cell>
          <table:table-cell table:number-columns-repeated="4"/>
          <table:table-cell office:value-type="string" calcext:value-type="string">
            <text:p>S1 (First)</text:p>
          </table:table-cell>
          <table:table-cell office:value-type="float" office:value="4778.80000000006" calcext:value-type="float">
            <text:p>4778.80000000006</text:p>
          </table:table-cell>
          <table:table-cell office:value-type="float" office:value="3015.79999999997" calcext:value-type="float">
            <text:p>3015.79999999997</text:p>
          </table:table-cell>
          <table:table-cell office:value-type="float" office:value="9.79999999994874" calcext:value-type="float">
            <text:p>9.79999999994874</text:p>
          </table:table-cell>
          <table:table-cell office:value-type="float" office:value="7804.39999999998" calcext:value-type="float">
            <text:p>7804.39999999998</text:p>
          </table:table-cell>
          <table:table-cell/>
        </table:table-row>
        <table:table-row table:style-name="ro1">
          <table:table-cell office:value-type="float" office:value="12867.4000000001" calcext:value-type="float">
            <text:p>12867.4000000001</text:p>
          </table:table-cell>
          <table:table-cell office:value-type="float" office:value="5177.25683156641" calcext:value-type="float">
            <text:p>5177.25683156641</text:p>
          </table:table-cell>
          <table:table-cell office:value-type="float" office:value="15023" calcext:value-type="float">
            <text:p>15023</text:p>
          </table:table-cell>
          <table:table-cell table:number-columns-repeated="4"/>
          <table:table-cell office:value-type="string" calcext:value-type="string">
            <text:p>S1</text:p>
          </table:table-cell>
          <table:table-cell office:value-type="float" office:value="62.2000000000344" calcext:value-type="float">
            <text:p>62.2000000000344</text:p>
          </table:table-cell>
          <table:table-cell office:value-type="float" office:value="1127.40000000002" calcext:value-type="float">
            <text:p>1127.40000000002</text:p>
          </table:table-cell>
          <table:table-cell office:value-type="float" office:value="3.00000000001965" calcext:value-type="float">
            <text:p>3.00000000001965</text:p>
          </table:table-cell>
          <table:table-cell office:value-type="float" office:value="1192.60000000008" calcext:value-type="float">
            <text:p>1192.6000000000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ython (First)</text:p>
          </table:table-cell>
          <table:table-cell table:number-columns-repeated="3"/>
          <table:table-cell office:value-type="float" office:value="55550.4726013169" calcext:value-type="float">
            <text:p>55550.4726013169</text:p>
          </table:table-cell>
          <table:table-cell/>
        </table:table-row>
        <table:table-row table:style-name="ro1">
          <table:table-cell office:value-type="string" calcext:value-type="string">
            <text:p>Session: 1</text:p>
          </table:table-cell>
          <table:table-cell table:number-columns-repeated="6"/>
          <table:table-cell office:value-type="string" calcext:value-type="string">
            <text:p>Python</text:p>
          </table:table-cell>
          <table:table-cell table:number-columns-repeated="3"/>
          <table:table-cell office:value-type="float" office:value="40197.2003979608" calcext:value-type="float">
            <text:p>40197.2003979608</text:p>
          </table:table-cell>
          <table:table-cell/>
        </table:table-row>
        <table:table-row table:style-name="ro1">
          <table:table-cell office:value-type="string" calcext:value-type="string">
            <text:p>valid</text:p>
          </table:table-cell>
          <table:table-cell table:style-name="ce1" office:value-type="string" calcext:value-type="string">
            <text:p>10/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_host_submission_mean</text:p>
          </table:table-cell>
          <table:table-cell office:value-type="string" calcext:value-type="string">
            <text:p>first_tpu_comms_mean</text:p>
          </table:table-cell>
          <table:table-cell office:value-type="string" calcext:value-type="string">
            <text:p>first_tpu_return_mean</text:p>
          </table:table-cell>
          <table:table-cell office:value-type="string" calcext:value-type="string">
            <text:p>first_inference_mean</text:p>
          </table:table-cell>
          <table:table-cell office:value-type="string" calcext:value-type="string">
            <text:p>first_total_mean</text:p>
          </table:table-cell>
          <table:table-cell table:number-columns-repeated="8"/>
        </table:table-row>
        <table:table-row table:style-name="ro1">
          <table:table-cell office:value-type="float" office:value="1164.39999999991" calcext:value-type="float">
            <text:p>1164.39999999991</text:p>
          </table:table-cell>
          <table:table-cell office:value-type="float" office:value="1566.60000000004" calcext:value-type="float">
            <text:p>1566.60000000004</text:p>
          </table:table-cell>
          <table:table-cell office:value-type="float" office:value="2693.00000000006" calcext:value-type="float">
            <text:p>2693.00000000006</text:p>
          </table:table-cell>
          <table:table-cell office:value-type="float" office:value="1566.60000000004" calcext:value-type="float">
            <text:p>1566.60000000004</text:p>
          </table:table-cell>
          <table:table-cell office:value-type="float" office:value="5424.00000000001" calcext:value-type="float">
            <text:p>5424.00000000001</text:p>
          </table:table-cell>
          <table:table-cell table:number-columns-repeated="2"/>
          <table:table-cell office:value-type="string" calcext:value-type="string">
            <text:p>Processes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itializatio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itialization</text:p>
          </table:table-cell>
          <table:table-cell table:number-columns-repeated="4"/>
          <table:table-cell office:value-type="float" office:value="12867.4000000001" calcext:value-type="float">
            <text:p>12867.4000000001</text:p>
          </table:table-cell>
        </table:table-row>
        <table:table-row table:style-name="ro1">
          <table:table-cell office:value-type="string" calcext:value-type="string">
            <text:p>first_host_submission_std</text:p>
          </table:table-cell>
          <table:table-cell office:value-type="string" calcext:value-type="string">
            <text:p>first_tpu_comms_std</text:p>
          </table:table-cell>
          <table:table-cell office:value-type="string" calcext:value-type="string">
            <text:p>first_tpu_return_std</text:p>
          </table:table-cell>
          <table:table-cell office:value-type="string" calcext:value-type="string">
            <text:p>first_inference_std</text:p>
          </table:table-cell>
          <table:table-cell office:value-type="string" calcext:value-type="string">
            <text:p>first_total_std</text:p>
          </table:table-cell>
          <table:table-cell table:number-columns-repeated="2"/>
          <table:table-cell office:value-type="string" calcext:value-type="string">
            <text:p>S1 (First)</text:p>
          </table:table-cell>
          <table:table-cell office:value-type="float" office:value="1164.39999999991" calcext:value-type="float">
            <text:p>1164.39999999991</text:p>
          </table:table-cell>
          <table:table-cell office:value-type="float" office:value="1566.60000000004" calcext:value-type="float">
            <text:p>1566.60000000004</text:p>
          </table:table-cell>
          <table:table-cell office:value-type="float" office:value="2693.00000000006" calcext:value-type="float">
            <text:p>2693.00000000006</text:p>
          </table:table-cell>
          <table:table-cell office:value-type="float" office:value="5424.00000000001" calcext:value-type="float">
            <text:p>5424.00000000001</text:p>
          </table:table-cell>
          <table:table-cell/>
        </table:table-row>
        <table:table-row table:style-name="ro1">
          <table:table-cell office:value-type="float" office:value="1048.68717928646" calcext:value-type="float">
            <text:p>1048.68717928646</text:p>
          </table:table-cell>
          <table:table-cell office:value-type="float" office:value="58.52606257043" calcext:value-type="float">
            <text:p>58.52606257043</text:p>
          </table:table-cell>
          <table:table-cell office:value-type="float" office:value="768.681663629327" calcext:value-type="float">
            <text:p>768.681663629327</text:p>
          </table:table-cell>
          <table:table-cell office:value-type="float" office:value="58.52606257043" calcext:value-type="float">
            <text:p>58.52606257043</text:p>
          </table:table-cell>
          <table:table-cell office:value-type="float" office:value="1329.22778333874" calcext:value-type="float">
            <text:p>1329.22778333874</text:p>
          </table:table-cell>
          <table:table-cell table:number-columns-repeated="2"/>
          <table:table-cell office:value-type="string" calcext:value-type="string">
            <text:p>S1</text:p>
          </table:table-cell>
          <table:table-cell office:value-type="float" office:value="189.600000000079" calcext:value-type="float">
            <text:p>189.600000000079</text:p>
          </table:table-cell>
          <table:table-cell office:value-type="float" office:value="1639.60000000003" calcext:value-type="float">
            <text:p>1639.60000000003</text:p>
          </table:table-cell>
          <table:table-cell office:value-type="float" office:value="871.600000000061" calcext:value-type="float">
            <text:p>871.600000000061</text:p>
          </table:table-cell>
          <table:table-cell office:value-type="float" office:value="2467.80000000011" calcext:value-type="float">
            <text:p>2467.8000000001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2 (First)</text:p>
          </table:table-cell>
          <table:table-cell office:value-type="float" office:value="2962.40000000001" calcext:value-type="float">
            <text:p>2962.40000000001</text:p>
          </table:table-cell>
          <table:table-cell office:value-type="float" office:value="2298.29999999998" calcext:value-type="float">
            <text:p>2298.29999999998</text:p>
          </table:table-cell>
          <table:table-cell office:value-type="float" office:value="1347.90000000002" calcext:value-type="float">
            <text:p>1347.90000000002</text:p>
          </table:table-cell>
          <table:table-cell office:value-type="float" office:value="6608.60000000001" calcext:value-type="float">
            <text:p>6608.60000000001</text:p>
          </table:table-cell>
          <table:table-cell/>
        </table:table-row>
        <table:table-row table:style-name="ro1">
          <table:table-cell office:value-type="string" calcext:value-type="string">
            <text:p>first_host_submission_med</text:p>
          </table:table-cell>
          <table:table-cell office:value-type="string" calcext:value-type="string">
            <text:p>first_tpu_comms_med</text:p>
          </table:table-cell>
          <table:table-cell office:value-type="string" calcext:value-type="string">
            <text:p>first_tpu_return_med</text:p>
          </table:table-cell>
          <table:table-cell office:value-type="string" calcext:value-type="string">
            <text:p>first_inference_med</text:p>
          </table:table-cell>
          <table:table-cell office:value-type="string" calcext:value-type="string">
            <text:p>first_total_med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float" office:value="2448.40000000002" calcext:value-type="float">
            <text:p>2448.40000000002</text:p>
          </table:table-cell>
          <table:table-cell office:value-type="float" office:value="2345.80000000004" calcext:value-type="float">
            <text:p>2345.80000000004</text:p>
          </table:table-cell>
          <table:table-cell office:value-type="float" office:value="437.400000000054" calcext:value-type="float">
            <text:p>437.400000000054</text:p>
          </table:table-cell>
          <table:table-cell office:value-type="float" office:value="5115.10000000008" calcext:value-type="float">
            <text:p>5115.10000000008</text:p>
          </table:table-cell>
          <table:table-cell/>
        </table:table-row>
        <table:table-row table:style-name="ro1">
          <table:table-cell office:value-type="float" office:value="1190.99999999994" calcext:value-type="float">
            <text:p>1190.99999999994</text:p>
          </table:table-cell>
          <table:table-cell office:value-type="float" office:value="1535.99999999998" calcext:value-type="float">
            <text:p>1535.99999999998</text:p>
          </table:table-cell>
          <table:table-cell office:value-type="float" office:value="2447.00000000009" calcext:value-type="float">
            <text:p>2447.00000000009</text:p>
          </table:table-cell>
          <table:table-cell office:value-type="float" office:value="1535.99999999998" calcext:value-type="float">
            <text:p>1535.99999999998</text:p>
          </table:table-cell>
          <table:table-cell office:value-type="float" office:value="5174.00000000001" calcext:value-type="float">
            <text:p>5174.00000000001</text:p>
          </table:table-cell>
          <table:table-cell table:number-columns-repeated="2"/>
          <table:table-cell office:value-type="string" calcext:value-type="string">
            <text:p>Python (First)</text:p>
          </table:table-cell>
          <table:table-cell table:number-columns-repeated="3"/>
          <table:table-cell office:value-type="float" office:value="40622.0193999616" calcext:value-type="float">
            <text:p>40622.019399961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ython</text:p>
          </table:table-cell>
          <table:table-cell table:number-columns-repeated="3"/>
          <table:table-cell office:value-type="float" office:value="30156.1976000812" calcext:value-type="float">
            <text:p>30156.1976000812</text:p>
          </table:table-cell>
          <table:table-cell/>
        </table:table-row>
        <table:table-row table:style-name="ro1">
          <table:table-cell office:value-type="string" calcext:value-type="string">
            <text:p>host_submission_mean</text:p>
          </table:table-cell>
          <table:table-cell office:value-type="string" calcext:value-type="string">
            <text:p>tpu_comms_mean</text:p>
          </table:table-cell>
          <table:table-cell office:value-type="string" calcext:value-type="string">
            <text:p>tpu_return_mean</text:p>
          </table:table-cell>
          <table:table-cell office:value-type="string" calcext:value-type="string">
            <text:p>inference_mean</text:p>
          </table:table-cell>
          <table:table-cell office:value-type="string" calcext:value-type="string">
            <text:p>total_mean</text:p>
          </table:table-cell>
          <table:table-cell table:number-columns-repeated="8"/>
        </table:table-row>
        <table:table-row table:style-name="ro1">
          <table:table-cell office:value-type="float" office:value="189.600000000079" calcext:value-type="float">
            <text:p>189.600000000079</text:p>
          </table:table-cell>
          <table:table-cell office:value-type="float" office:value="1639.60000000003" calcext:value-type="float">
            <text:p>1639.60000000003</text:p>
          </table:table-cell>
          <table:table-cell office:value-type="float" office:value="871.600000000061" calcext:value-type="float">
            <text:p>871.600000000061</text:p>
          </table:table-cell>
          <table:table-cell office:value-type="float" office:value="1639.60000000003" calcext:value-type="float">
            <text:p>1639.60000000003</text:p>
          </table:table-cell>
          <table:table-cell office:value-type="float" office:value="2467.80000000011" calcext:value-type="float">
            <text:p>2467.8000000001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ost_submission_stdev</text:p>
          </table:table-cell>
          <table:table-cell office:value-type="string" calcext:value-type="string">
            <text:p>tpu_comms_stdev</text:p>
          </table:table-cell>
          <table:table-cell office:value-type="string" calcext:value-type="string">
            <text:p>tpu_return_stdev</text:p>
          </table:table-cell>
          <table:table-cell office:value-type="string" calcext:value-type="string">
            <text:p>inference_stdev</text:p>
          </table:table-cell>
          <table:table-cell office:value-type="string" calcext:value-type="string">
            <text:p>total_stdev</text:p>
          </table:table-cell>
          <table:table-cell table:number-columns-repeated="8"/>
        </table:table-row>
        <table:table-row table:style-name="ro1">
          <table:table-cell office:value-type="float" office:value="198.047469057307" calcext:value-type="float">
            <text:p>198.047469057307</text:p>
          </table:table-cell>
          <table:table-cell office:value-type="float" office:value="74.9953331881318" calcext:value-type="float">
            <text:p>74.9953331881318</text:p>
          </table:table-cell>
          <table:table-cell office:value-type="float" office:value="265.56976484543" calcext:value-type="float">
            <text:p>265.56976484543</text:p>
          </table:table-cell>
          <table:table-cell office:value-type="float" office:value="74.9953331881318" calcext:value-type="float">
            <text:p>74.9953331881318</text:p>
          </table:table-cell>
          <table:table-cell office:value-type="float" office:value="441.891049920542" calcext:value-type="float">
            <text:p>441.891049920542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ost_submission_med</text:p>
          </table:table-cell>
          <table:table-cell office:value-type="string" calcext:value-type="string">
            <text:p>tpu_comms_med</text:p>
          </table:table-cell>
          <table:table-cell office:value-type="string" calcext:value-type="string">
            <text:p>tpu_return_med</text:p>
          </table:table-cell>
          <table:table-cell office:value-type="string" calcext:value-type="string">
            <text:p>inference_med</text:p>
          </table:table-cell>
          <table:table-cell office:value-type="string" calcext:value-type="string">
            <text:p>total_med</text:p>
          </table:table-cell>
          <table:table-cell table:number-columns-repeated="8"/>
        </table:table-row>
        <table:table-row table:style-name="ro1">
          <table:table-cell office:value-type="float" office:value="102.999999999964" calcext:value-type="float">
            <text:p>102.999999999964</text:p>
          </table:table-cell>
          <table:table-cell office:value-type="float" office:value="1686.99999999999" calcext:value-type="float">
            <text:p>1686.99999999999</text:p>
          </table:table-cell>
          <table:table-cell office:value-type="float" office:value="680.000000000014" calcext:value-type="float">
            <text:p>680.000000000014</text:p>
          </table:table-cell>
          <table:table-cell office:value-type="float" office:value="1686.99999999999" calcext:value-type="float">
            <text:p>1686.99999999999</text:p>
          </table:table-cell>
          <table:table-cell office:value-type="float" office:value="2476.99999999984" calcext:value-type="float">
            <text:p>2476.99999999984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ost_data_perc</text:p>
          </table:table-cell>
          <table:table-cell office:value-type="string" calcext:value-type="string">
            <text:p>tpu_comms_perc</text:p>
          </table:table-cell>
          <table:table-cell office:value-type="string" calcext:value-type="string">
            <text:p>tpu_data_perc</text:p>
          </table:table-cell>
          <table:table-cell office:value-type="string" calcext:value-type="string">
            <text:p>inference_perc</text:p>
          </table:table-cell>
          <table:table-cell office:value-type="string" calcext:value-type="string">
            <text:p>total_perc</text:p>
          </table:table-cell>
          <table:table-cell table:number-columns-repeated="8"/>
        </table:table-row>
        <table:table-row table:style-name="ro1">
          <table:table-cell office:value-type="float" office:value="7.68295647945823" calcext:value-type="float">
            <text:p>7.68295647945823</text:p>
          </table:table-cell>
          <table:table-cell office:value-type="float" office:value="66.439743901449" calcext:value-type="float">
            <text:p>66.439743901449</text:p>
          </table:table-cell>
          <table:table-cell office:value-type="float" office:value="35.3189075289741" calcext:value-type="float">
            <text:p>35.3189075289741</text:p>
          </table:table-cell>
          <table:table-cell office:value-type="float" office:value="66.439743901449" calcext:value-type="float">
            <text:p>66.439743901449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ssion: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</text:p>
          </table:table-cell>
          <table:table-cell table:style-name="ce1" office:value-type="string" calcext:value-type="string">
            <text:p>10/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_host_submission_mean</text:p>
          </table:table-cell>
          <table:table-cell office:value-type="string" calcext:value-type="string">
            <text:p>first_tpu_comms_mean</text:p>
          </table:table-cell>
          <table:table-cell office:value-type="string" calcext:value-type="string">
            <text:p>first_tpu_return_mean</text:p>
          </table:table-cell>
          <table:table-cell office:value-type="string" calcext:value-type="string">
            <text:p>first_inference_mean</text:p>
          </table:table-cell>
          <table:table-cell office:value-type="string" calcext:value-type="string">
            <text:p>first_total_mean</text:p>
          </table:table-cell>
          <table:table-cell table:number-columns-repeated="8"/>
        </table:table-row>
        <table:table-row table:style-name="ro1">
          <table:table-cell office:value-type="float" office:value="2962.40000000001" calcext:value-type="float">
            <text:p>2962.40000000001</text:p>
          </table:table-cell>
          <table:table-cell office:value-type="float" office:value="2298.29999999998" calcext:value-type="float">
            <text:p>2298.29999999998</text:p>
          </table:table-cell>
          <table:table-cell office:value-type="float" office:value="1347.90000000002" calcext:value-type="float">
            <text:p>1347.90000000002</text:p>
          </table:table-cell>
          <table:table-cell office:value-type="float" office:value="2298.29999999998" calcext:value-type="float">
            <text:p>2298.29999999998</text:p>
          </table:table-cell>
          <table:table-cell office:value-type="float" office:value="6608.60000000001" calcext:value-type="float">
            <text:p>6608.6000000000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rst_host_submission_std</text:p>
          </table:table-cell>
          <table:table-cell office:value-type="string" calcext:value-type="string">
            <text:p>first_tpu_comms_std</text:p>
          </table:table-cell>
          <table:table-cell office:value-type="string" calcext:value-type="string">
            <text:p>first_tpu_return_std</text:p>
          </table:table-cell>
          <table:table-cell office:value-type="string" calcext:value-type="string">
            <text:p>first_inference_std</text:p>
          </table:table-cell>
          <table:table-cell office:value-type="string" calcext:value-type="string">
            <text:p>first_total_std</text:p>
          </table:table-cell>
          <table:table-cell table:number-columns-repeated="8"/>
        </table:table-row>
        <table:table-row table:style-name="ro1">
          <table:table-cell office:value-type="float" office:value="2020.22321098994" calcext:value-type="float">
            <text:p>2020.22321098994</text:p>
          </table:table-cell>
          <table:table-cell office:value-type="float" office:value="772.379879190073" calcext:value-type="float">
            <text:p>772.379879190073</text:p>
          </table:table-cell>
          <table:table-cell office:value-type="float" office:value="1507.62605516829" calcext:value-type="float">
            <text:p>1507.62605516829</text:p>
          </table:table-cell>
          <table:table-cell office:value-type="float" office:value="772.379879190073" calcext:value-type="float">
            <text:p>772.379879190073</text:p>
          </table:table-cell>
          <table:table-cell office:value-type="float" office:value="1531.22900529819" calcext:value-type="float">
            <text:p>1531.22900529819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rst_host_submission_med</text:p>
          </table:table-cell>
          <table:table-cell office:value-type="string" calcext:value-type="string">
            <text:p>first_tpu_comms_med</text:p>
          </table:table-cell>
          <table:table-cell office:value-type="string" calcext:value-type="string">
            <text:p>first_tpu_return_med</text:p>
          </table:table-cell>
          <table:table-cell office:value-type="string" calcext:value-type="string">
            <text:p>first_inference_med</text:p>
          </table:table-cell>
          <table:table-cell office:value-type="string" calcext:value-type="string">
            <text:p>first_total_med</text:p>
          </table:table-cell>
          <table:table-cell table:number-columns-repeated="8"/>
        </table:table-row>
        <table:table-row table:style-name="ro1">
          <table:table-cell office:value-type="float" office:value="3687.50000000007" calcext:value-type="float">
            <text:p>3687.50000000007</text:p>
          </table:table-cell>
          <table:table-cell office:value-type="float" office:value="2322.50000000001" calcext:value-type="float">
            <text:p>2322.50000000001</text:p>
          </table:table-cell>
          <table:table-cell office:value-type="float" office:value="1080.50000000015" calcext:value-type="float">
            <text:p>1080.50000000015</text:p>
          </table:table-cell>
          <table:table-cell office:value-type="float" office:value="2322.50000000001" calcext:value-type="float">
            <text:p>2322.50000000001</text:p>
          </table:table-cell>
          <table:table-cell office:value-type="float" office:value="7459.0000000001" calcext:value-type="float">
            <text:p>7459.000000000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ost_submission_mean</text:p>
          </table:table-cell>
          <table:table-cell office:value-type="string" calcext:value-type="string">
            <text:p>tpu_comms_mean</text:p>
          </table:table-cell>
          <table:table-cell office:value-type="string" calcext:value-type="string">
            <text:p>tpu_return_mean</text:p>
          </table:table-cell>
          <table:table-cell office:value-type="string" calcext:value-type="string">
            <text:p>inference_mean</text:p>
          </table:table-cell>
          <table:table-cell office:value-type="string" calcext:value-type="string">
            <text:p>total_mean</text:p>
          </table:table-cell>
          <table:table-cell table:number-columns-repeated="8"/>
        </table:table-row>
        <table:table-row table:style-name="ro1">
          <table:table-cell office:value-type="float" office:value="2448.40000000002" calcext:value-type="float">
            <text:p>2448.40000000002</text:p>
          </table:table-cell>
          <table:table-cell office:value-type="float" office:value="2345.80000000004" calcext:value-type="float">
            <text:p>2345.80000000004</text:p>
          </table:table-cell>
          <table:table-cell office:value-type="float" office:value="437.400000000054" calcext:value-type="float">
            <text:p>437.400000000054</text:p>
          </table:table-cell>
          <table:table-cell office:value-type="float" office:value="2345.80000000004" calcext:value-type="float">
            <text:p>2345.80000000004</text:p>
          </table:table-cell>
          <table:table-cell office:value-type="float" office:value="5115.10000000008" calcext:value-type="float">
            <text:p>5115.10000000008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ost_submission_stdev</text:p>
          </table:table-cell>
          <table:table-cell office:value-type="string" calcext:value-type="string">
            <text:p>tpu_comms_stdev</text:p>
          </table:table-cell>
          <table:table-cell office:value-type="string" calcext:value-type="string">
            <text:p>tpu_return_stdev</text:p>
          </table:table-cell>
          <table:table-cell office:value-type="string" calcext:value-type="string">
            <text:p>inference_stdev</text:p>
          </table:table-cell>
          <table:table-cell office:value-type="string" calcext:value-type="string">
            <text:p>total_stdev</text:p>
          </table:table-cell>
          <table:table-cell table:number-columns-repeated="8"/>
        </table:table-row>
        <table:table-row table:style-name="ro1">
          <table:table-cell office:value-type="float" office:value="2384.69831308787" calcext:value-type="float">
            <text:p>2384.69831308787</text:p>
          </table:table-cell>
          <table:table-cell office:value-type="float" office:value="746.168554088907" calcext:value-type="float">
            <text:p>746.168554088907</text:p>
          </table:table-cell>
          <table:table-cell office:value-type="float" office:value="490.73713262129" calcext:value-type="float">
            <text:p>490.73713262129</text:p>
          </table:table-cell>
          <table:table-cell office:value-type="float" office:value="746.168554088907" calcext:value-type="float">
            <text:p>746.168554088907</text:p>
          </table:table-cell>
          <table:table-cell office:value-type="float" office:value="2806.07160952417" calcext:value-type="float">
            <text:p>2806.07160952417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ost_submission_med</text:p>
          </table:table-cell>
          <table:table-cell office:value-type="string" calcext:value-type="string">
            <text:p>tpu_comms_med</text:p>
          </table:table-cell>
          <table:table-cell office:value-type="string" calcext:value-type="string">
            <text:p>tpu_return_med</text:p>
          </table:table-cell>
          <table:table-cell office:value-type="string" calcext:value-type="string">
            <text:p>inference_med</text:p>
          </table:table-cell>
          <table:table-cell office:value-type="string" calcext:value-type="string">
            <text:p>total_med</text:p>
          </table:table-cell>
          <table:table-cell table:number-columns-repeated="8"/>
        </table:table-row>
        <table:table-row table:style-name="ro1">
          <table:table-cell office:value-type="float" office:value="2609.49999999993" calcext:value-type="float">
            <text:p>2609.49999999993</text:p>
          </table:table-cell>
          <table:table-cell office:value-type="float" office:value="2361.50000000002" calcext:value-type="float">
            <text:p>2361.50000000002</text:p>
          </table:table-cell>
          <table:table-cell office:value-type="float" office:value="338.999999999978" calcext:value-type="float">
            <text:p>338.999999999978</text:p>
          </table:table-cell>
          <table:table-cell office:value-type="float" office:value="2361.50000000002" calcext:value-type="float">
            <text:p>2361.50000000002</text:p>
          </table:table-cell>
          <table:table-cell office:value-type="float" office:value="5328.50000000007" calcext:value-type="float">
            <text:p>5328.50000000007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ost_data_perc</text:p>
          </table:table-cell>
          <table:table-cell office:value-type="string" calcext:value-type="string">
            <text:p>tpu_comms_perc</text:p>
          </table:table-cell>
          <table:table-cell office:value-type="string" calcext:value-type="string">
            <text:p>tpu_data_perc</text:p>
          </table:table-cell>
          <table:table-cell office:value-type="string" calcext:value-type="string">
            <text:p>inference_perc</text:p>
          </table:table-cell>
          <table:table-cell office:value-type="string" calcext:value-type="string">
            <text:p>total_perc</text:p>
          </table:table-cell>
          <table:table-cell table:number-columns-repeated="8"/>
        </table:table-row>
        <table:table-row table:style-name="ro1">
          <table:table-cell office:value-type="float" office:value="47.8661218744497" calcext:value-type="float">
            <text:p>47.8661218744497</text:p>
          </table:table-cell>
          <table:table-cell office:value-type="float" office:value="45.8602959863933" calcext:value-type="float">
            <text:p>45.8602959863933</text:p>
          </table:table-cell>
          <table:table-cell office:value-type="float" office:value="8.55115247013836" calcext:value-type="float">
            <text:p>8.55115247013836</text:p>
          </table:table-cell>
          <table:table-cell office:value-type="float" office:value="45.8602959863933" calcext:value-type="float">
            <text:p>45.8602959863933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rst_e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10"/>
        </table:table-row>
        <table:table-row table:style-name="ro1">
          <table:table-cell office:value-type="float" office:value="40622.0193999616" calcext:value-type="float">
            <text:p>40622.0193999616</text:p>
          </table:table-cell>
          <table:table-cell office:value-type="float" office:value="6391.84842050574" calcext:value-type="float">
            <text:p>6391.84842050574</text:p>
          </table:table-cell>
          <table:table-cell office:value-type="float" office:value="42518.2750000204" calcext:value-type="float">
            <text:p>42518.2750000204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10"/>
        </table:table-row>
        <table:table-row table:style-name="ro1">
          <table:table-cell office:value-type="float" office:value="30156.1976000812" calcext:value-type="float">
            <text:p>30156.1976000812</text:p>
          </table:table-cell>
          <table:table-cell office:value-type="float" office:value="453.330302832462" calcext:value-type="float">
            <text:p>453.330302832462</text:p>
          </table:table-cell>
          <table:table-cell office:value-type="float" office:value="30426.0540001451" calcext:value-type="float">
            <text:p>30426.054000145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6T21:42:10.375124431</dc:date>
    <meta:editing-duration>PT10H13M35S</meta:editing-duration>
    <meta:editing-cycles>1</meta:editing-cycles>
    <meta:document-statistic meta:table-count="1" meta:cell-count="227" meta:object-count="2"/>
    <meta:generator>LibreOffice/7.0.5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3" style:family="chart" style:data-style-name="N106">
      <style:chart-properties chart:link-data-style-to-source="false" chart:data-label-number="value" chart:data-label-text="false" chart:data-label-symbol="false" chart:label-position="top"/>
      <style:graphic-properties draw:fill-color="#579d1c"/>
      <style:text-properties fo:font-size="10pt" fo:font-weight="bold" style:font-size-asian="10pt" style:font-size-complex="10pt"/>
    </style:style>
    <style:style style:name="ch14" style:family="chart" style:data-style-name="N107">
      <style:chart-properties chart:link-data-style-to-source="false" chart:data-label-number="value" chart:data-label-text="false" chart:data-label-symbol="false" chart:label-position="top"/>
      <style:graphic-properties draw:fill-color="#7e0021"/>
      <style:text-properties fo:font-size="10pt" fo:font-weight="bold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909cm" svg:height="10.636cm" xlink:href=".." xlink:type="simple" chart:class="chart:bar" chart:style-name="ch1">
        <chart:title svg:x="8.339cm" svg:y="0.347cm" chart:style-name="ch2">
          <text:p>Mobilenet</text:p>
        </chart:title>
        <chart:subtitle svg:x="6.487cm" svg:y="1.287cm" chart:style-name="ch3">
          <text:p>2 Custom Operations (0-9, 21-30)</text:p>
        </chart:subtitle>
        <chart:legend chart:legend-position="end" svg:x="16.328cm" svg:y="4.155cm" style:legend-expansion="high" chart:style-name="ch4"/>
        <chart:plot-area chart:style-name="ch5" table:cell-range-address="Results.H12:Results.M19" chart:data-source-has-labels="both" svg:x="1.337cm" svg:y="2.128cm" svg:width="14.613cm" svg:height="8.29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2.514cm" svg:y="2.213cm" svg:width="13.436cm" svg:height="7.5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Results.H13:Results.H19"/>
            <chart:grid chart:style-name="ch7" chart:class="major"/>
          </chart:axis>
          <chart:axis chart:dimension="y" chart:name="primary-y" chart:style-name="ch8">
            <chart:title svg:x="0.451cm" svg:y="7.497cm" chart:style-name="ch9">
              <text:p>Mean Time (uS)</text:p>
            </chart:title>
            <chart:grid chart:style-name="ch7" chart:class="major"/>
          </chart:axis>
          <chart:axis chart:dimension="z" chart:name="primary-z" chart:style-name="ch6"/>
          <chart:series chart:style-name="ch10" chart:values-cell-range-address="Results.I13:Results.I19" chart:label-cell-address="Results.I12:Results.I12" chart:class="chart:bar">
            <chart:data-point chart:repeated="7"/>
          </chart:series>
          <chart:series chart:style-name="ch11" chart:values-cell-range-address="Results.J13:Results.J19" chart:label-cell-address="Results.J12:Results.J12" chart:class="chart:bar">
            <chart:data-point chart:repeated="7"/>
          </chart:series>
          <chart:series chart:style-name="ch12" chart:values-cell-range-address="Results.K13:Results.K19" chart:label-cell-address="Results.K12:Results.K12" chart:class="chart:bar">
            <chart:data-point chart:repeated="7"/>
          </chart:series>
          <chart:series chart:style-name="ch13" chart:values-cell-range-address="Results.L13:Results.L19" chart:label-cell-address="Results.L12:Results.L12" chart:class="chart:bar">
            <chart:data-point chart:repeated="7"/>
          </chart:series>
          <chart:series chart:style-name="ch14" chart:values-cell-range-address="Results.M13:Results.M19" chart:label-cell-address="Results.M12:Results.M12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mission</text:p>
                <draw:g>
                  <svg:desc>Results.I12:Results.I12</svg:desc>
                </draw:g>
              </table:table-cell>
              <table:table-cell office:value-type="string">
                <text:p>Inference</text:p>
                <draw:g>
                  <svg:desc>Results.J12:Results.J12</svg:desc>
                </draw:g>
              </table:table-cell>
              <table:table-cell office:value-type="string">
                <text:p>Return</text:p>
                <draw:g>
                  <svg:desc>Results.K12:Results.K12</svg:desc>
                </draw:g>
              </table:table-cell>
              <table:table-cell office:value-type="string">
                <text:p>Total</text:p>
                <draw:g>
                  <svg:desc>Results.L12:Results.L12</svg:desc>
                </draw:g>
              </table:table-cell>
              <table:table-cell office:value-type="string">
                <text:p>Initialization</text:p>
                <draw:g>
                  <svg:desc>Results.M12:Results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ization</text:p>
                <draw:g>
                  <svg:desc>Results.H13:Results.H19</svg:desc>
                </draw:g>
              </table:table-cell>
              <table:table-cell office:value-type="float" office:value="NaN">
                <text:p>NaN</text:p>
                <draw:g>
                  <svg:desc>Results.I13:Results.I19</svg:desc>
                </draw:g>
              </table:table-cell>
              <table:table-cell office:value-type="float" office:value="NaN">
                <text:p>NaN</text:p>
                <draw:g>
                  <svg:desc>Results.J13:Results.J19</svg:desc>
                </draw:g>
              </table:table-cell>
              <table:table-cell office:value-type="float" office:value="NaN">
                <text:p>NaN</text:p>
                <draw:g>
                  <svg:desc>Results.K13:Results.K19</svg:desc>
                </draw:g>
              </table:table-cell>
              <table:table-cell office:value-type="float" office:value="NaN">
                <text:p>NaN</text:p>
                <draw:g>
                  <svg:desc>Results.L13:Results.L19</svg:desc>
                </draw:g>
              </table:table-cell>
              <table:table-cell office:value-type="float" office:value="12867.4000000001">
                <text:p>12867.4000000001</text:p>
                <draw:g>
                  <svg:desc>Results.M13:Results.M19</svg:desc>
                </draw:g>
              </table:table-cell>
            </table:table-row>
            <table:table-row>
              <table:table-cell office:value-type="string">
                <text:p>S1 (First)</text:p>
              </table:table-cell>
              <table:table-cell office:value-type="float" office:value="1164.39999999991">
                <text:p>1164.39999999991</text:p>
              </table:table-cell>
              <table:table-cell office:value-type="float" office:value="1566.60000000004">
                <text:p>1566.60000000004</text:p>
              </table:table-cell>
              <table:table-cell office:value-type="float" office:value="2693.00000000006">
                <text:p>2693.00000000006</text:p>
              </table:table-cell>
              <table:table-cell office:value-type="float" office:value="5424.00000000001">
                <text:p>5424.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1</text:p>
              </table:table-cell>
              <table:table-cell office:value-type="float" office:value="189.600000000079">
                <text:p>189.600000000079</text:p>
              </table:table-cell>
              <table:table-cell office:value-type="float" office:value="1639.60000000003">
                <text:p>1639.60000000003</text:p>
              </table:table-cell>
              <table:table-cell office:value-type="float" office:value="871.600000000061">
                <text:p>871.600000000061</text:p>
              </table:table-cell>
              <table:table-cell office:value-type="float" office:value="2467.80000000011">
                <text:p>2467.8000000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2 (First)</text:p>
              </table:table-cell>
              <table:table-cell office:value-type="float" office:value="2962.40000000001">
                <text:p>2962.40000000001</text:p>
              </table:table-cell>
              <table:table-cell office:value-type="float" office:value="2298.29999999998">
                <text:p>2298.29999999998</text:p>
              </table:table-cell>
              <table:table-cell office:value-type="float" office:value="1347.90000000002">
                <text:p>1347.90000000002</text:p>
              </table:table-cell>
              <table:table-cell office:value-type="float" office:value="6608.60000000001">
                <text:p>6608.6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2448.40000000002">
                <text:p>2448.40000000002</text:p>
              </table:table-cell>
              <table:table-cell office:value-type="float" office:value="2345.80000000004">
                <text:p>2345.80000000004</text:p>
              </table:table-cell>
              <table:table-cell office:value-type="float" office:value="437.400000000054">
                <text:p>437.400000000054</text:p>
              </table:table-cell>
              <table:table-cell office:value-type="float" office:value="5115.10000000008">
                <text:p>5115.10000000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thon (First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22.0193999616">
                <text:p>40622.0193999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56.1976000812">
                <text:p>30156.19760008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3" style:family="chart" style:data-style-name="N107">
      <style:chart-properties chart:link-data-style-to-source="false" chart:data-label-number="value" chart:data-label-text="false" chart:data-label-symbol="false" chart:label-position="top"/>
      <style:graphic-properties draw:fill-color="#579d1c"/>
      <style:text-properties fo:font-size="10pt" fo:font-weight="bold" style:font-size-asian="10pt" style:font-size-complex="10pt"/>
    </style:style>
    <style:style style:name="ch14" style:family="chart" style:data-style-name="N107">
      <style:chart-properties chart:link-data-style-to-source="false" chart:data-label-number="value" chart:data-label-text="false" chart:data-label-symbol="false" chart:label-position="top"/>
      <style:graphic-properties draw:fill-color="#7e0021"/>
      <style:text-properties fo:font-size="10pt" fo:font-weight="bold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5cm" chart:style-name="ch2">
          <text:p>Mobilenet</text:p>
        </chart:title>
        <chart:subtitle svg:x="5.522cm" svg:y="1.223cm" chart:style-name="ch3">
          <text:p>1 Custom Operation (21-30)</text:p>
        </chart:subtitle>
        <chart:legend chart:legend-position="end" svg:x="13.419cm" svg:y="3.337cm" style:legend-expansion="high" chart:style-name="ch4"/>
        <chart:plot-area chart:style-name="ch5" table:cell-range-address="Results.H4:Results.M9" chart:data-source-has-labels="both" svg:x="1.279cm" svg:y="2.032cm" svg:width="11.82cm" svg:height="6.7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2.521cm" svg:y="2.072cm" svg:width="10.512cm" svg:height="6.1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Results.H5:Results.H9"/>
            <chart:grid chart:style-name="ch7" chart:class="major"/>
          </chart:axis>
          <chart:axis chart:dimension="y" chart:name="primary-y" chart:style-name="ch8">
            <chart:title svg:x="0.451cm" svg:y="6.647cm" chart:style-name="ch9">
              <text:p>Mean Time (uS)</text:p>
            </chart:title>
            <chart:grid chart:style-name="ch7" chart:class="major"/>
          </chart:axis>
          <chart:axis chart:dimension="z" chart:name="primary-z" chart:style-name="ch6"/>
          <chart:series chart:style-name="ch10" chart:values-cell-range-address="Results.I5:Results.I9" chart:label-cell-address="Results.I4:Results.I4" chart:class="chart:bar">
            <chart:data-point chart:repeated="5"/>
          </chart:series>
          <chart:series chart:style-name="ch11" chart:values-cell-range-address="Results.J5:Results.J9" chart:label-cell-address="Results.J4:Results.J4" chart:class="chart:bar">
            <chart:data-point chart:repeated="5"/>
          </chart:series>
          <chart:series chart:style-name="ch12" chart:values-cell-range-address="Results.K5:Results.K9" chart:label-cell-address="Results.K4:Results.K4" chart:class="chart:bar">
            <chart:data-point chart:repeated="5"/>
          </chart:series>
          <chart:series chart:style-name="ch13" chart:values-cell-range-address="Results.L5:Results.L9" chart:label-cell-address="Results.L4:Results.L4" chart:class="chart:bar">
            <chart:data-point chart:repeated="5"/>
          </chart:series>
          <chart:series chart:style-name="ch14" chart:values-cell-range-address="Results.M5:Results.M9" chart:label-cell-address="Results.M4:Results.M4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mission</text:p>
                <draw:g>
                  <svg:desc>Results.I4:Results.I4</svg:desc>
                </draw:g>
              </table:table-cell>
              <table:table-cell office:value-type="string">
                <text:p>Inference</text:p>
                <draw:g>
                  <svg:desc>Results.J4:Results.J4</svg:desc>
                </draw:g>
              </table:table-cell>
              <table:table-cell office:value-type="string">
                <text:p>Return</text:p>
                <draw:g>
                  <svg:desc>Results.K4:Results.K4</svg:desc>
                </draw:g>
              </table:table-cell>
              <table:table-cell office:value-type="string">
                <text:p>Total</text:p>
                <draw:g>
                  <svg:desc>Results.L4:Results.L4</svg:desc>
                </draw:g>
              </table:table-cell>
              <table:table-cell office:value-type="string">
                <text:p>Initialization</text:p>
                <draw:g>
                  <svg:desc>Results.M4:Results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esults.H5:Results.H9</svg:desc>
                </draw:g>
              </table:table-cell>
              <table:table-cell office:value-type="float" office:value="NaN">
                <text:p>NaN</text:p>
                <draw:g>
                  <svg:desc>Results.I5:Results.I9</svg:desc>
                </draw:g>
              </table:table-cell>
              <table:table-cell office:value-type="float" office:value="NaN">
                <text:p>NaN</text:p>
                <draw:g>
                  <svg:desc>Results.J5:Results.J9</svg:desc>
                </draw:g>
              </table:table-cell>
              <table:table-cell office:value-type="float" office:value="NaN">
                <text:p>NaN</text:p>
                <draw:g>
                  <svg:desc>Results.K5:Results.K9</svg:desc>
                </draw:g>
              </table:table-cell>
              <table:table-cell office:value-type="float" office:value="NaN">
                <text:p>NaN</text:p>
                <draw:g>
                  <svg:desc>Results.L5:Results.L9</svg:desc>
                </draw:g>
              </table:table-cell>
              <table:table-cell office:value-type="float" office:value="61424.7999999999">
                <text:p>61424.7999999999</text:p>
                <draw:g>
                  <svg:desc>Results.M5:Results.M9</svg:desc>
                </draw:g>
              </table:table-cell>
            </table:table-row>
            <table:table-row>
              <table:table-cell office:value-type="string">
                <text:p>S1 (First)</text:p>
              </table:table-cell>
              <table:table-cell office:value-type="float" office:value="4778.80000000006">
                <text:p>4778.80000000006</text:p>
              </table:table-cell>
              <table:table-cell office:value-type="float" office:value="3015.79999999997">
                <text:p>3015.79999999997</text:p>
              </table:table-cell>
              <table:table-cell office:value-type="float" office:value="9.79999999994874">
                <text:p>9.79999999994874</text:p>
              </table:table-cell>
              <table:table-cell office:value-type="float" office:value="7804.39999999998">
                <text:p>7804.3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1</text:p>
              </table:table-cell>
              <table:table-cell office:value-type="float" office:value="62.2000000000344">
                <text:p>62.2000000000344</text:p>
              </table:table-cell>
              <table:table-cell office:value-type="float" office:value="1127.40000000002">
                <text:p>1127.40000000002</text:p>
              </table:table-cell>
              <table:table-cell office:value-type="float" office:value="3.00000000001965">
                <text:p>3.00000000001965</text:p>
              </table:table-cell>
              <table:table-cell office:value-type="float" office:value="1192.60000000008">
                <text:p>1192.60000000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thon (First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50.4726013169">
                <text:p>55550.4726013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97.2003979608">
                <text:p>40197.20039796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